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fo:language="ru" fo:country="RU" officeooo:rsid="00107b26"/>
    </style:style>
    <style:style style:name="T9" style:family="text">
      <style:text-properties officeooo:rsid="00107b26"/>
    </style:style>
    <style:style style:name="T10" style:family="text">
      <style:text-properties officeooo:rsid="00181ec5"/>
    </style:style>
    <style:style style:name="T11" style:family="text">
      <style:text-properties officeooo:rsid="00120335"/>
    </style:style>
    <style:style style:name="T12" style:family="text">
      <style:text-properties officeooo:rsid="00157718"/>
    </style:style>
    <style:style style:name="T13" style:family="text">
      <style:text-properties officeooo:rsid="001243fa"/>
    </style:style>
    <style:style style:name="T14" style:family="text">
      <style:text-properties officeooo:rsid="00125c99"/>
    </style:style>
    <style:style style:name="T15" style:family="text">
      <style:text-properties officeooo:rsid="00140a8b"/>
    </style:style>
    <style:style style:name="T16" style:family="text">
      <style:text-properties officeooo:rsid="00167918"/>
    </style:style>
    <style:style style:name="T17" style:family="text">
      <style:text-properties officeooo:rsid="00191ab6"/>
    </style:style>
    <style:style style:name="T18" style:family="text">
      <style:text-properties officeooo:rsid="00197c8f"/>
    </style:style>
    <style:style style:name="T19" style:family="text">
      <style:text-properties officeooo:rsid="001b4e88"/>
    </style:style>
    <style:style style:name="T20" style:family="text">
      <style:text-properties officeooo:rsid="00276a24"/>
    </style:style>
    <style:style style:name="T21" style:family="text">
      <style:text-properties officeooo:rsid="00211b69"/>
    </style:style>
    <style:style style:name="T22" style:family="text">
      <style:text-properties officeooo:rsid="00222e91"/>
    </style:style>
    <style:style style:name="T23" style:family="text">
      <style:text-properties officeooo:rsid="00241bf1"/>
    </style:style>
    <style:style style:name="T24" style:family="text">
      <style:text-properties officeooo:rsid="0024361b"/>
    </style:style>
    <style:style style:name="T25" style:family="text">
      <style:text-properties officeooo:rsid="00255055"/>
    </style:style>
    <style:style style:name="T26" style:family="text">
      <style:text-properties officeooo:rsid="002f9fdf"/>
    </style:style>
    <style:style style:name="T27" style:family="text">
      <style:text-properties officeooo:rsid="001f211f"/>
    </style:style>
    <style:style style:name="T28" style:family="text">
      <style:text-properties officeooo:rsid="001fb411"/>
    </style:style>
    <style:style style:name="T29" style:family="text">
      <style:text-properties officeooo:rsid="00215775"/>
    </style:style>
    <style:style style:name="T30" style:family="text">
      <style:text-properties officeooo:rsid="00235dbf"/>
    </style:style>
    <style:style style:name="T31" style:family="text">
      <style:text-properties officeooo:rsid="0027b335"/>
    </style:style>
    <style:style style:name="T32" style:family="text">
      <style:text-properties officeooo:rsid="0028bd70"/>
    </style:style>
    <style:style style:name="T33" style:family="text">
      <style:text-properties officeooo:rsid="002aeaf0"/>
    </style:style>
    <style:style style:name="T34" style:family="text">
      <style:text-properties officeooo:rsid="002c59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Решил</text:span><text:span text:style-name="T9"> </text:span><text:span text:style-name="T8">тут</text:span><text:span text:style-name="T9"> я кинуть параллельную спектрумовскую шину в USB. Ну и что люди обычно делают если нужно подогнать крутую тачку, а сроки поджимают?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10">mp3 decoder</text:span><text:span text:style-name="T9">, ну плеер не в этом видео. Вот например можно стянуть готовые проекты с USB у компании ST. </text:span><text:span text:style-name="T11">А еще есть какие то психи что USB на attiny подняли, ну я думаю что меня смотрит грамотная аудитори</text:span><text:span text:style-name="T12">я</text:span><text:span text:style-name="T11">, понимающая что такое программная реализация. Вот в случае с USB явн</text:span><text:span text:style-name="T13">о</text:span><text:span text:style-name="T11"> не хватает всего этого, </text:span><text:span text:style-name="T14">видите сколько </text:span><text:span text:style-name="T15">элементов</text:span><text:span text:style-name="T14">, </text:span><text:span text:style-name="T13">по моему скромному мнени</text:span><text:span text:style-name="T12">ю</text:span><text:span text:style-name="T13"> </text:span><text:span text:style-name="T16">они здесь</text:span><text:span text:style-name="T13"> явно не лишн</text:span><text:span text:style-name="T16">и</text:span><text:span text:style-name="T13">е </text:span><text:span text:style-name="T29">(</text:span><text:span text:style-name="T16">usb_electrical.png) </text:span><text:span text:style-name="T33">вместе с UTMI </text:span><text:span text:style-name="T34">например</text:span><text:span text:style-name="T11">.</text:span><text:span text:style-name="T17"> </text:span><text:span text:style-name="T18">И с готовым вариантом от ST тоже не все так гладко. Когда я предложил своему другу воспользоваться этим устройством, оно повисло спустя сутки. И тут уже неизвестно, сломалась ли </text:span><text:span text:style-name="T19">его</text:span><text:span text:style-name="T18"> WinXP, гениальный софт работавший поверх нее, или все же само устройство. В общем это решение теперь под сомнением, и лучши</text:span><text:span text:style-name="T19">м</text:span><text:span text:style-name="T18"> способом увеличить стабильность </text:span><text:span text:style-name="T19">является</text:span><text:span text:style-name="T18"> написание еще одного такого же </text:span><text:span text:style-name="T20">рядом</text:span><text:span text:style-name="T18">. Обратимся к первоисточнику, в случае с USB все </text:span><text:span text:style-name="T28">гораздо проще чем я думал,</text:span><text:span text:style-name="T18"> есть официальная PDFка с обложкой нейтрально белого цвета (а ни какая не оранжевая книга, как это было в случае со стандартом на компакт диски). </text:span><text:span text:style-name="T19">И да, её можно просто скачать не покупая даже за символическую сумму, как это иногда бывает со стандартами. </text:span><text:span text:style-name="T2">О стандартной реализации говорить нечего, он стандартн</text:span><text:span text:style-name="T21">ый</text:span><text:span text:style-name="T2"> и работает. </text:span><text:span text:style-name="T22">Вообще в программировании </text:span><text:span text:style-name="T23">наверное самый часто используемый термин это уровень абстракции. Так вот, </text:span><text:span text:style-name="T24">USB имеет таких аж четыре</text:span><text:span text:style-name="T23">. </text:span><text:span text:style-name="T24">И именно такая сложная модель и дает возможность</text:span><text:span text:style-name="T23"> подключить в хаб еще один хаб, а в него уже мышкоклавиатуру и клавиатуру с мышкой. И </text:span><text:span text:style-name="T24">после </text:span><text:span text:style-name="T23">компьютер как ни в чем не бывало распознает их как четыре разных устройства. </text:span><text:span text:style-name="T24">При чем без разницы, какая операционка стоит на этом компьютере, ведь ее программисты </text:span><text:span text:style-name="T25">читали ровно ту же PDF что и мы</text:span><text:span text:style-name="T24">. </text:span><text:span text:style-name="T30">В этом и есть сила стандартов.</text:span><text:span text:style-name="T24"> При этом сам USB </text:span><text:span text:style-name="T25">является</text:span><text:span text:style-name="T24"> еще одн</text:span><text:span text:style-name="T25">ой</text:span><text:span text:style-name="T24"> абстракци</text:span><text:span text:style-name="T25">ей</text:span><text:span text:style-name="T24">, </text:span><text:span text:style-name="T25">реализовав которую мы просто про нее забыли. И получается что вся суть этого видео вот в этой функции, я думаю она выглядит просто </text:span><text:span text:style-name="T31">идеально</text:span><text:span text:style-name="T25">.<text:line-break/></text:span><text:span text:style-name="T26">I</text:span><text:span text:style-name="T27">rq</text:span><text:span text:style-name="T26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.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Тогда </text:span><text:span text:style-name="T32">пойду найду лаурель</text:span><text:span text:style-name="T4">, простите за мое произношение, лауре</text:span><text:span text:style-name="T7">е</text:span><text:span text:style-name="T4">ль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23:17:53.633826857</meta:creation-date>
    <dc:date>2021-06-07T16:43:23.419766156</dc:date>
    <meta:editing-duration>PT2H14M7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23" meta:character-count="2640" meta:non-whitespace-character-count="2220"/>
  </office:meta>
</office:document-meta>
</file>